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A000001A6950776375BAFE209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355269" draw:fill="none" draw:fill-color="#ffffff" draw:textarea-vertical-align="botto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solid" draw:fill="solid" draw:fill-color="#dae8fc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ffff" draw:textarea-vertical-align="middle" fo:min-height="0.938cm"/>
    </style:style>
    <style:style style:name="gr6" style:family="graphic" style:parent-style-name="standard">
      <style:graphic-properties draw:stroke="solid" svg:stroke-color="#ff860d" draw:fill="solid" draw:fill-color="#fff2cc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 draw:textarea-vertical-align="middle" fo:min-height="1.567cm"/>
    </style:style>
    <style:style style:name="gr9" style:family="graphic" style:parent-style-name="standard">
      <style:graphic-properties draw:stroke="none" draw:fill="solid" draw:fill-color="#ffffff" draw:textarea-vertical-align="middle" fo:min-height="2.117cm"/>
    </style:style>
    <style:style style:name="gr10" style:family="graphic" style:parent-style-name="standard">
      <style:graphic-properties draw:stroke="dash" draw:stroke-dash="Fine_20_Dashed" svg:stroke-color="#d62e4e" draw:fill="solid" draw:fill-color="#ffffff" draw:textarea-vertical-align="bottom"/>
    </style:style>
    <style:style style:name="gr11" style:family="graphic" style:parent-style-name="standard">
      <style:graphic-properties draw:stroke="solid" svg:stroke-color="#127622" draw:fill="none" draw:fill-color="#dee6ef" draw:textarea-vertical-align="botto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ae8fc"/>
      <style:paragraph-properties fo:text-align="center"/>
    </style:style>
    <style:style style:name="P6" style:family="paragraph">
      <loext:graphic-properties draw:fill="none"/>
      <style:paragraph-properties fo:text-align="center">
        <style:tab-stops/>
      </style:paragraph-properties>
    </style:style>
    <style:style style:name="P7" style:family="paragraph">
      <style:paragraph-properties fo:text-align="center"/>
      <style:text-properties fo:font-size="16pt" style:font-size-asian="20pt" style:font-size-complex="20pt"/>
    </style:style>
    <style:style style:name="P8" style:family="paragraph">
      <loext:graphic-properties draw:fill="solid" draw:fill-color="#ffffff"/>
      <style:paragraph-properties fo:text-align="center"/>
      <style:text-properties fo:font-size="16pt" style:font-size-asian="20pt" style:font-size-complex="20pt"/>
    </style:style>
    <style:style style:name="P9" style:family="paragraph">
      <loext:graphic-properties draw:fill="solid" draw:fill-color="#fff2cc"/>
      <style:paragraph-properties fo:text-align="center"/>
    </style:style>
    <style:style style:name="P10" style:family="paragraph">
      <style:paragraph-properties fo:text-align="end"/>
      <style:text-properties fo:font-size="24pt"/>
    </style:style>
    <style:style style:name="P11" style:family="paragraph">
      <loext:graphic-properties draw:fill="none" draw:fill-color="#ffffff"/>
      <style:paragraph-properties fo:text-align="end"/>
      <style:text-properties fo:font-size="24pt"/>
    </style:style>
    <style:style style:name="P12" style:family="paragraph">
      <style:paragraph-properties fo:text-align="center"/>
      <style:text-properties fo:font-size="24pt"/>
    </style:style>
    <style:style style:name="P13" style:family="paragraph">
      <loext:graphic-properties draw:fill="solid" draw:fill-color="#dae8fc"/>
      <style:paragraph-properties fo:text-align="center"/>
      <style:text-properties fo:font-size="24pt"/>
    </style:style>
    <style:style style:name="P14" style:family="paragraph">
      <loext:graphic-properties draw:fill="solid" draw:fill-color="#ffffff"/>
      <style:paragraph-properties fo:text-align="end"/>
      <style:text-properties fo:font-size="24pt"/>
    </style:style>
    <style:style style:name="P15" style:family="paragraph">
      <loext:graphic-properties draw:fill="none" draw:fill-color="#dee6ef"/>
      <style:paragraph-properties fo:text-align="end"/>
      <style:text-properties fo:font-size="24pt"/>
    </style:style>
    <style:style style:name="P16" style:family="paragraph">
      <loext:graphic-properties draw:fill="solid" draw:fill-color="#fff2cc"/>
      <style:paragraph-properties fo:text-align="center"/>
      <style:text-properties fo:font-size="24pt"/>
    </style:style>
    <style:style style:name="P17" style:family="paragraph">
      <loext:graphic-properties draw:fill="none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polygon draw:style-name="gr1" draw:text-style-name="P2" draw:layer="layout" svg:width="17.753cm" svg:height="8.254cm" svg:x="2.667cm" svg:y="1.016cm" svg:viewBox="0 0 17754 8255" draw:points="0,0 17754,0 17754,8255 0,8255">
            <text:p text:style-name="P1">Host (Win10/Linux)</text:p>
          </draw:polygon>
          <draw:polygon draw:style-name="gr2" draw:text-style-name="P3" draw:layer="layout" svg:width="1.243cm" svg:height="0.66cm" svg:x="18.463cm" svg:y="6.685cm" svg:viewBox="0 0 1244 661" draw:points="0,0 1244,0 1244,661 0,661">
            <text:p/>
          </draw:polygon>
          <draw:g>
            <draw:polygon draw:style-name="gr3" draw:text-style-name="P5" draw:layer="layout" svg:width="4.061cm" svg:height="2.158cm" svg:x="4.318cm" svg:y="5.715cm" svg:viewBox="0 0 4062 2159" draw:points="0,0 4062,0 4062,2159 0,2159">
              <text:p text:style-name="P4">JSBSim</text:p>
              <text:p text:style-name="P4">(Python)</text:p>
            </draw:polygon>
            <draw:polygon draw:style-name="gr3" draw:text-style-name="P5" draw:layer="layout" svg:width="5.841cm" svg:height="2.158cm" svg:x="3.429cm" svg:y="1.778cm" svg:viewBox="0 0 5842 2159" draw:points="0,0 5842,0 5842,2159 0,2159">
              <text:p text:style-name="P4">FlightGear</text:p>
              <text:p text:style-name="P4">(Visuals Only)</text:p>
            </draw:polygon>
            <draw:line draw:style-name="gr4" draw:text-style-name="P6" draw:layer="layout" svg:x1="6.35cm" svg:y1="5.715cm" svg:x2="6.35cm" svg:y2="3.937cm">
              <text:p/>
            </draw:line>
            <draw:frame draw:style-name="gr5" draw:text-style-name="P8" draw:layer="layout" svg:width="4.451cm" svg:height="0.938cm" svg:x="4.191cm" svg:y="4.445cm">
              <draw:text-box>
                <text:p text:style-name="P7"><text:span text:style-name="T1">(UDP: 59500)</text:span></text:p>
              </draw:text-box>
            </draw:frame>
          </draw:g>
          <draw:polygon draw:style-name="gr6" draw:text-style-name="P9" draw:layer="layout" svg:width="4.672cm" svg:height="2.155cm" svg:x="14.478cm" svg:y="5.715cm" svg:viewBox="0 0 4673 2156" draw:points="0,0 4673,0 4673,2156 0,2156">
            <text:p text:style-name="P4">Algorithm</text:p>
            <text:p text:style-name="P4">(Python)</text:p>
          </draw:polygon>
          <draw:line draw:style-name="gr7" draw:text-style-name="P4" draw:layer="layout" svg:x1="8.381cm" svg:y1="6.794cm" svg:x2="14.452cm" svg:y2="6.728cm">
            <text:p/>
          </draw:line>
          <draw:frame draw:style-name="gr8" draw:text-style-name="P8" draw:layer="layout" svg:width="2.921cm" svg:height="1.567cm" svg:x="10.134cm" svg:y="5.966cm">
            <draw:text-box>
              <text:p text:style-name="P7"><text:span text:style-name="T1">JSBSim</text:span></text:p>
              <text:p text:style-name="P7"><text:span text:style-name="T1">properties</text:span></text:p>
            </draw:text-box>
          </draw:frame>
        </draw:g>
      </draw:page>
      <draw:page draw:name="page2" draw:style-name="dp1" draw:master-page-name="master-page3">
        <draw:polygon draw:style-name="gr1" draw:text-style-name="P11" draw:layer="layout" svg:width="7.746cm" svg:height="8.254cm" svg:x="4.042cm" svg:y="0.762cm" svg:viewBox="0 0 7747 8255" draw:points="0,0 7747,0 7747,8255 0,8255">
          <text:p text:style-name="P10">Host (Win10/Linux)</text:p>
        </draw:polygon>
        <draw:g>
          <draw:polygon draw:style-name="gr3" draw:text-style-name="P13" draw:layer="layout" svg:width="4.061cm" svg:height="2.158cm" svg:x="5.693cm" svg:y="5.461cm" svg:viewBox="0 0 4062 2159" draw:points="0,0 4062,0 4062,2159 0,2159">
            <text:p text:style-name="P12">JSBSim</text:p>
            <text:p text:style-name="P12">(Python)</text:p>
          </draw:polygon>
          <draw:polygon draw:style-name="gr3" draw:text-style-name="P13" draw:layer="layout" svg:width="5.841cm" svg:height="2.158cm" svg:x="4.804cm" svg:y="1.524cm" svg:viewBox="0 0 5842 2159" draw:points="0,0 5842,0 5842,2159 0,2159">
            <text:p text:style-name="P12">FlightGear</text:p>
            <text:p text:style-name="P12">(Visuals Only)</text:p>
          </draw:polygon>
          <draw:line draw:style-name="gr4" draw:text-style-name="P6" draw:layer="layout" svg:x1="7.725cm" svg:y1="5.461cm" svg:x2="7.725cm" svg:y2="3.683cm">
            <text:p/>
          </draw:line>
          <draw:frame draw:style-name="gr5" draw:text-style-name="P8" draw:layer="layout" svg:width="4.451cm" svg:height="0.938cm" svg:x="5.566cm" svg:y="4.191cm">
            <draw:text-box>
              <text:p text:style-name="P7"><text:span text:style-name="T1">(UDP: 59500)</text:span></text:p>
            </draw:text-box>
          </draw:frame>
        </draw:g>
        <draw:line draw:style-name="gr7" draw:text-style-name="P4" draw:layer="layout" svg:x1="9.756cm" svg:y1="6.541cm" svg:x2="16.742cm" svg:y2="6.477cm">
          <text:p/>
        </draw:line>
        <draw:frame draw:style-name="gr9" draw:text-style-name="P8" draw:layer="layout" svg:width="3.048cm" svg:height="2.117cm" svg:x="11.776cm" svg:y="5.501cm">
          <draw:text-box>
            <text:p text:style-name="P7"><text:span text:style-name="T1">FMU</text:span></text:p>
            <text:p text:style-name="P7"><text:span text:style-name="T1">Protocol</text:span></text:p>
            <text:p text:style-name="P7"><text:span text:style-name="T1">(local UDP)</text:span></text:p>
          </draw:text-box>
        </draw:frame>
        <draw:g>
          <draw:polygon draw:style-name="gr2" draw:text-style-name="P3" draw:layer="layout" svg:width="1.243cm" svg:height="0.66cm" svg:x="19.838cm" svg:y="6.431cm" svg:viewBox="0 0 1244 661" draw:points="0,0 1244,0 1244,661 0,661">
            <text:p/>
          </draw:polygon>
          <draw:polygon draw:style-name="gr10" draw:text-style-name="P14" draw:layer="layout" svg:width="4.825cm" svg:height="3.302cm" svg:x="15.853cm" svg:y="4.571cm" svg:viewBox="0 0 4826 3303" draw:points="0,0 4826,0 4826,3303 0,3303">
            <text:p text:style-name="P10">RAPTRS</text:p>
          </draw:polygon>
          <draw:polygon draw:style-name="gr11" draw:text-style-name="P15" draw:layer="layout" svg:width="6.095cm" svg:height="4.953cm" svg:x="14.964cm" svg:y="4.063cm" svg:viewBox="0 0 6096 4954" draw:points="0,0 6096,0 6096,4954 0,4954">
            <text:p text:style-name="P10">Host (Linux)</text:p>
          </draw:polygon>
          <draw:polygon draw:style-name="gr6" draw:text-style-name="P16" draw:layer="layout" svg:width="3.045cm" svg:height="1.523cm" svg:x="16.742cm" svg:y="5.461cm" svg:viewBox="0 0 3046 1524" draw:points="0,0 3046,0 3046,1524 0,1524">
            <text:p text:style-name="P12">SOC</text:p>
          </draw:polygon>
        </draw:g>
        <draw:frame draw:style-name="gr12" draw:text-style-name="P4" draw:layer="layout" svg:width="2.355cm" svg:height="2.248cm" svg:x="0.185cm" svg:y="5.461cm">
          <draw:image xlink:href="Pictures/10000000000001BA000001A6950776375BAFE209.png" xlink:type="simple" xlink:show="embed" xlink:actuate="onLoad" loext:mime-type="image/png">
            <text:p/>
          </draw:image>
        </draw:frame>
        <draw:line draw:style-name="gr13" draw:text-style-name="P17" draw:layer="layout" svg:x1="2.54cm" svg:y1="6.604cm" svg:x2="5.715cm" svg:y2="6.604cm">
          <text:p/>
        </draw:line>
      </draw:page>
      <draw:page draw:name="page3" draw:style-name="dp1" draw:master-page-name="master-page3">
        <draw:g>
          <draw:polygon draw:style-name="gr1" draw:text-style-name="P11" draw:layer="layout" svg:width="7.746cm" svg:height="8.254cm" svg:x="3.937cm" svg:y="0.381cm" svg:viewBox="0 0 7747 8255" draw:points="0,0 7747,0 7747,8255 0,8255">
            <text:p text:style-name="P10">Host (Win10/Linux)</text:p>
          </draw:polygon>
          <draw:polygon draw:style-name="gr2" draw:text-style-name="P3" draw:layer="layout" svg:width="1.243cm" svg:height="0.66cm" svg:x="19.733cm" svg:y="6.05cm" svg:viewBox="0 0 1244 661" draw:points="0,0 1244,0 1244,661 0,661">
            <text:p/>
          </draw:polygon>
          <draw:polygon draw:style-name="gr3" draw:text-style-name="P13" draw:layer="layout" svg:width="4.061cm" svg:height="2.158cm" svg:x="5.588cm" svg:y="5.08cm" svg:viewBox="0 0 4062 2159" draw:points="0,0 4062,0 4062,2159 0,2159">
            <text:p text:style-name="P12">JSBSim</text:p>
            <text:p text:style-name="P12">(Python)</text:p>
          </draw:polygon>
          <draw:polygon draw:style-name="gr3" draw:text-style-name="P13" draw:layer="layout" svg:width="5.841cm" svg:height="2.158cm" svg:x="4.699cm" svg:y="1.143cm" svg:viewBox="0 0 5842 2159" draw:points="0,0 5842,0 5842,2159 0,2159">
            <text:p text:style-name="P12">FlightGear</text:p>
            <text:p text:style-name="P12">(Visuals Only)</text:p>
          </draw:polygon>
          <draw:line draw:style-name="gr4" draw:text-style-name="P6" draw:layer="layout" svg:x1="7.62cm" svg:y1="5.08cm" svg:x2="7.62cm" svg:y2="3.302cm">
            <text:p/>
          </draw:line>
          <draw:frame draw:style-name="gr5" draw:text-style-name="P19" draw:layer="layout" svg:width="4.451cm" svg:height="0.938cm" svg:x="5.461cm" svg:y="3.81cm">
            <draw:text-box>
              <text:p text:style-name="P18"><text:span text:style-name="T2">(UDP: 59500)</text:span></text:p>
            </draw:text-box>
          </draw:frame>
          <draw:polygon draw:style-name="gr10" draw:text-style-name="P14" draw:layer="layout" svg:width="4.698cm" svg:height="3.302cm" svg:x="15.748cm" svg:y="4.19cm" svg:viewBox="0 0 4699 3303" draw:points="0,0 4699,0 4699,3303 0,3303">
            <text:p text:style-name="P10">RAPTRS</text:p>
          </draw:polygon>
          <draw:line draw:style-name="gr7" draw:text-style-name="P4" draw:layer="layout" svg:x1="9.651cm" svg:y1="6.16cm" svg:x2="16.637cm" svg:y2="6.096cm">
            <text:p/>
          </draw:line>
          <draw:frame draw:style-name="gr5" draw:text-style-name="P8" draw:layer="layout" svg:width="4.451cm" svg:height="1.255cm" svg:x="10.922cm" svg:y="5.46cm">
            <draw:text-box>
              <text:p text:style-name="P7"><text:span text:style-name="T1">FMU Protocol</text:span></text:p>
              <text:p text:style-name="P7"><text:span text:style-name="T1">(UDP </text:span><text:span text:style-name="T1">via USB)</text:span></text:p>
            </draw:text-box>
          </draw:frame>
          <draw:polygon draw:style-name="gr11" draw:text-style-name="P15" draw:layer="layout" svg:width="6.222cm" svg:height="4.953cm" svg:x="14.859cm" svg:y="3.682cm" svg:viewBox="0 0 6223 4954" draw:points="0,0 6223,0 6223,4954 0,4954">
            <text:p text:style-name="P10">BeagleBoneBlack</text:p>
          </draw:polygon>
          <draw:polygon draw:style-name="gr6" draw:text-style-name="P16" draw:layer="layout" svg:width="3.045cm" svg:height="1.523cm" svg:x="16.637cm" svg:y="5.08cm" svg:viewBox="0 0 3046 1524" draw:points="0,0 3046,0 3046,1524 0,1524">
            <text:p text:style-name="P12">SOC</text:p>
          </draw:polygon>
        </draw:g>
        <draw:frame draw:style-name="gr12" draw:text-style-name="P4" draw:layer="layout" svg:width="2.355cm" svg:height="2.248cm" svg:x="0.127cm" svg:y="5.08cm">
          <draw:image xlink:href="Pictures/10000000000001BA000001A6950776375BAFE209.png" xlink:type="simple" xlink:show="embed" xlink:actuate="onLoad" loext:mime-type="image/png">
            <text:p/>
          </draw:image>
        </draw:frame>
        <draw:line draw:style-name="gr13" draw:text-style-name="P17" draw:layer="layout" svg:x1="2.482cm" svg:y1="6.223cm" svg:x2="5.657cm" svg:y2="6.223cm">
          <text:p/>
        </draw:line>
      </draw:page>
      <draw:page draw:name="page4" draw:style-name="dp1" draw:master-page-name="master-page3">
        <draw:g>
          <draw:polygon draw:style-name="gr1" draw:text-style-name="P11" draw:layer="layout" svg:width="7.746cm" svg:height="8.254cm" svg:x="2.645cm" svg:y="0.381cm" svg:viewBox="0 0 7747 8255" draw:points="0,0 7747,0 7747,8255 0,8255">
            <text:p text:style-name="P10">Host (Win10/Linux)</text:p>
          </draw:polygon>
          <draw:polygon draw:style-name="gr2" draw:text-style-name="P3" draw:layer="layout" svg:width="1.243cm" svg:height="0.66cm" svg:x="18.441cm" svg:y="6.05cm" svg:viewBox="0 0 1244 661" draw:points="0,0 1244,0 1244,661 0,661">
            <text:p/>
          </draw:polygon>
          <draw:polygon draw:style-name="gr3" draw:text-style-name="P13" draw:layer="layout" svg:width="4.061cm" svg:height="2.158cm" svg:x="4.296cm" svg:y="5.08cm" svg:viewBox="0 0 4062 2159" draw:points="0,0 4062,0 4062,2159 0,2159">
            <text:p text:style-name="P12">JSBSim</text:p>
            <text:p text:style-name="P12">(Python)</text:p>
          </draw:polygon>
          <draw:polygon draw:style-name="gr3" draw:text-style-name="P13" draw:layer="layout" svg:width="5.841cm" svg:height="2.158cm" svg:x="3.407cm" svg:y="1.143cm" svg:viewBox="0 0 5842 2159" draw:points="0,0 5842,0 5842,2159 0,2159">
            <text:p text:style-name="P12">FlightGear</text:p>
            <text:p text:style-name="P12">(Visuals Only)</text:p>
          </draw:polygon>
          <draw:line draw:style-name="gr4" draw:text-style-name="P6" draw:layer="layout" svg:x1="6.328cm" svg:y1="5.08cm" svg:x2="6.328cm" svg:y2="3.302cm">
            <text:p/>
          </draw:line>
          <draw:frame draw:style-name="gr5" draw:text-style-name="P8" draw:layer="layout" svg:width="4.451cm" svg:height="0.938cm" svg:x="4.169cm" svg:y="3.81cm">
            <draw:text-box>
              <text:p text:style-name="P7"><text:span text:style-name="T1">(UDP: 59500)</text:span></text:p>
            </draw:text-box>
          </draw:frame>
          <draw:polygon draw:style-name="gr10" draw:text-style-name="P14" draw:layer="layout" svg:width="4.698cm" svg:height="5.333cm" svg:x="14.456cm" svg:y="2.159cm" svg:viewBox="0 0 4699 5334" draw:points="0,0 4699,0 4699,5334 0,5334">
            <text:p text:style-name="P10">RAPTRS</text:p>
          </draw:polygon>
          <draw:line draw:style-name="gr7" draw:text-style-name="P4" draw:layer="layout" svg:x1="8.359cm" svg:y1="6.16cm" svg:x2="15.345cm" svg:y2="6.096cm">
            <text:p/>
          </draw:line>
          <draw:frame draw:style-name="gr5" draw:text-style-name="P8" draw:layer="layout" svg:width="4.451cm" svg:height="1.255cm" svg:x="9.624cm" svg:y="5.461cm">
            <draw:text-box>
              <text:p text:style-name="P7"><text:span text:style-name="T1">FMU Protocol</text:span></text:p>
              <text:p text:style-name="P7"><text:span text:style-name="T1">(UDP via USB)</text:span></text:p>
            </draw:text-box>
          </draw:frame>
          <draw:polygon draw:style-name="gr11" draw:text-style-name="P15" draw:layer="layout" svg:width="6.095cm" svg:height="6.984cm" svg:x="13.567cm" svg:y="1.651cm" svg:viewBox="0 0 6096 6985" draw:points="0,0 6096,0 6096,6985 0,6985">
            <text:p text:style-name="P10">Aircraft</text:p>
          </draw:polygon>
          <draw:polygon draw:style-name="gr6" draw:text-style-name="P16" draw:layer="layout" svg:width="3.045cm" svg:height="1.523cm" svg:x="15.347cm" svg:y="3.048cm" svg:viewBox="0 0 3046 1524" draw:points="0,0 3046,0 3046,1524 0,1524">
            <text:p text:style-name="P12">FMU</text:p>
          </draw:polygon>
          <draw:polygon draw:style-name="gr6" draw:text-style-name="P16" draw:layer="layout" svg:width="3.045cm" svg:height="1.523cm" svg:x="15.345cm" svg:y="5.08cm" svg:viewBox="0 0 3046 1524" draw:points="0,0 3046,0 3046,1524 0,1524">
            <text:p text:style-name="P12">SOC</text:p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stroke-dash="Dashed_20__28_var_29__20_4" svg:stroke-color="#000000" draw:fill="none" draw:fill-gradient-name="Gradient_20_1" draw:fill-hatch-name="Hatching_20_1" draw:fill-image-name="Bitmap_20_1" draw:auto-grow-width="true"/>
      <style:paragraph-properties fo:text-align="cente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.005cm" fo:margin-left="0cm" fo:margin-right="0cm" fo:page-width="21.59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14T16:51:47.968367801</dc:date>
    <meta:editing-duration>PT1H13M48S</meta:editing-duration>
    <meta:editing-cycles>6</meta:editing-cycles>
    <meta:generator>LibreOffice/6.1.5.2$Linux_X86_64 LibreOffice_project/10$Build-2</meta:generator>
    <meta:document-statistic meta:object-count="53"/>
  </office:meta>
</office:document-meta>
</file>